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bded"/>
    </style:style>
    <style:style style:name="P2" style:family="paragraph" style:parent-style-name="Text_20_body" style:list-style-name="L1">
      <style:text-properties officeooo:rsid="00239f5a" officeooo:paragraph-rsid="00239f5a"/>
    </style:style>
    <style:style style:name="P3" style:family="paragraph" style:parent-style-name="Text_20_body" style:list-style-name="L1">
      <style:text-properties officeooo:rsid="0024459c" officeooo:paragraph-rsid="0024459c"/>
    </style:style>
    <style:style style:name="P4" style:family="paragraph" style:parent-style-name="Text_20_body" style:list-style-name="L2">
      <style:text-properties officeooo:rsid="002aa9dd" officeooo:paragraph-rsid="002aa9dd"/>
    </style:style>
    <style:style style:name="P5" style:family="paragraph" style:parent-style-name="Text_20_body" style:list-style-name="L3">
      <style:text-properties officeooo:rsid="002bf3af" officeooo:paragraph-rsid="002bf3af"/>
    </style:style>
    <style:style style:name="P6" style:family="paragraph" style:parent-style-name="Text_20_body">
      <style:text-properties officeooo:paragraph-rsid="002de94a"/>
    </style:style>
    <style:style style:name="P7" style:family="paragraph" style:parent-style-name="Text_20_body" style:list-style-name="L4">
      <style:text-properties officeooo:rsid="002f7c1d" officeooo:paragraph-rsid="002f7c1d"/>
    </style:style>
    <style:style style:name="P8" style:family="paragraph" style:parent-style-name="Text_20_body">
      <style:text-properties officeooo:paragraph-rsid="0030a69c"/>
    </style:style>
    <style:style style:name="P9" style:family="paragraph" style:parent-style-name="Text_20_body" style:list-style-name="L5">
      <style:text-properties officeooo:rsid="0036ade7" officeooo:paragraph-rsid="0036ade7"/>
    </style:style>
    <style:style style:name="P10" style:family="paragraph" style:parent-style-name="Standard">
      <style:paragraph-properties fo:text-align="start" style:justify-single-word="false">
        <style:tab-stops>
          <style:tab-stop style:position="11.61cm"/>
          <style:tab-stop style:position="12.793cm"/>
          <style:tab-stop style:position="13.603cm"/>
        </style:tab-stops>
      </style:paragraph-properties>
      <style:text-properties officeooo:rsid="001f55d0" officeooo:paragraph-rsid="001dbded"/>
    </style:style>
    <style:style style:name="P11" style:family="paragraph" style:parent-style-name="Standard">
      <style:text-properties officeooo:rsid="001f55d0" officeooo:paragraph-rsid="001dbded"/>
    </style:style>
    <style:style style:name="P12" style:family="paragraph" style:parent-style-name="Standard">
      <style:paragraph-properties fo:text-align="center" style:justify-single-word="false"/>
      <style:text-properties fo:font-size="40pt" officeooo:rsid="001de3da" officeooo:paragraph-rsid="001dbded" style:font-size-asian="40pt" style:font-size-complex="40pt"/>
    </style:style>
    <style:style style:name="P13" style:family="paragraph" style:parent-style-name="Standard">
      <style:paragraph-properties fo:text-align="center" style:justify-single-word="false"/>
      <style:text-properties fo:font-size="26pt" officeooo:rsid="001f22e4" officeooo:paragraph-rsid="001dbded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font-size="26pt" officeooo:rsid="0021a2bb" officeooo:paragraph-rsid="0021a2bb" style:font-size-asian="26pt" style:font-size-complex="26pt"/>
    </style:style>
    <style:style style:name="P15" style:family="paragraph" style:parent-style-name="Standard">
      <style:paragraph-properties fo:text-align="center" style:justify-single-word="false"/>
      <style:text-properties fo:font-size="16pt" fo:font-style="italic" officeooo:rsid="001f55d0" officeooo:paragraph-rsid="001dbded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6pt" officeooo:rsid="00e37c2e" officeooo:paragraph-rsid="001dbded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6pt" fo:font-style="normal" officeooo:rsid="00220726" officeooo:paragraph-rsid="001dbded" style:font-size-asian="16pt" style:font-style-asian="normal" style:font-size-complex="16pt" style:font-style-complex="normal"/>
    </style:style>
    <style:style style:name="P18" style:family="paragraph" style:parent-style-name="Standard">
      <style:text-properties fo:font-size="18pt" officeooo:rsid="00a2484c" officeooo:paragraph-rsid="001dbded" style:font-size-asian="18pt" style:font-size-complex="18pt"/>
    </style:style>
    <style:style style:name="P19" style:family="paragraph" style:parent-style-name="Standard">
      <style:text-properties officeooo:paragraph-rsid="001dbded"/>
    </style:style>
    <style:style style:name="P20" style:family="paragraph" style:parent-style-name="Standard">
      <style:paragraph-properties fo:break-before="page"/>
      <style:text-properties officeooo:paragraph-rsid="001dbded"/>
    </style:style>
    <style:style style:name="P21" style:family="paragraph" style:parent-style-name="Heading_20_1">
      <style:text-properties officeooo:rsid="002d5475" officeooo:paragraph-rsid="001dbded"/>
    </style:style>
    <style:style style:name="P22" style:family="paragraph" style:parent-style-name="Heading_20_1">
      <style:text-properties officeooo:rsid="002d5475" officeooo:paragraph-rsid="002de94a"/>
    </style:style>
    <style:style style:name="P23" style:family="paragraph" style:parent-style-name="Heading_20_1">
      <style:text-properties officeooo:rsid="002d5475" officeooo:paragraph-rsid="0030a69c"/>
    </style:style>
    <style:style style:name="P24" style:family="paragraph" style:parent-style-name="Heading_20_1">
      <style:text-properties officeooo:paragraph-rsid="001dbded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paragraph-rsid="001dbded"/>
    </style:style>
    <style:style style:name="T1" style:family="text">
      <style:text-properties officeooo:rsid="001dc93e"/>
    </style:style>
    <style:style style:name="T2" style:family="text">
      <style:text-properties officeooo:rsid="001f22e4"/>
    </style:style>
    <style:style style:name="T3" style:family="text">
      <style:text-properties officeooo:rsid="00e0fc74"/>
    </style:style>
    <style:style style:name="T4" style:family="text">
      <style:text-properties officeooo:rsid="00233ebb"/>
    </style:style>
    <style:style style:name="T5" style:family="text">
      <style:text-properties officeooo:rsid="0023b456"/>
    </style:style>
    <style:style style:name="T6" style:family="text">
      <style:text-properties officeooo:rsid="002b76be"/>
    </style:style>
    <style:style style:name="T7" style:family="text">
      <style:text-properties officeooo:rsid="0041e1f3"/>
    </style:style>
    <style:style style:name="T8" style:family="text">
      <style:text-properties officeooo:rsid="00453696"/>
    </style:style>
    <style:style style:name="T9" style:family="text">
      <style:text-properties officeooo:rsid="0045e2b3"/>
    </style:style>
    <style:style style:name="T10" style:family="text">
      <style:text-properties officeooo:rsid="001dbded"/>
    </style:style>
    <style:style style:name="T11" style:family="text">
      <style:text-properties style:font-name="Liberation Serif" fo:font-style="normal" style:font-style-asian="normal" style:font-style-complex="normal"/>
    </style:style>
    <style:style style:name="T12" style:family="text">
      <style:text-properties style:font-name="Liberation Serif" fo:font-style="normal" officeooo:rsid="00220726" style:font-style-asian="normal" style:font-style-complex="normal"/>
    </style:style>
    <style:style style:name="T13" style:family="text">
      <style:text-properties officeooo:rsid="00239f5a"/>
    </style:style>
    <style:style style:name="T14" style:family="text">
      <style:text-properties officeooo:rsid="0028266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LASSALLE Quentin</text:span><text:tab/><text:tab/><text:tab/>RABEONY Arnau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Site Marcha<text:span text:style-name="T2">nd</text:span></text:p>
      <text:p text:style-name="P14">Rapport de gestion</text:p>
      <text:p text:style-name="P13"/>
      <text:p text:style-name="P15"><text:span text:style-name="T3">Professeur r</text:span>éférent : M<text:span text:style-name="T4">me Guehis</text:span></text:p>
      <text:p text:style-name="P15"><text:span text:style-name="T5">Matière</text:span> : <text:span text:style-name="T6">Projet PHP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6"><text:span text:style-name="T12">L3 MIAGE Nanterre</text:span><text:span text:style-name="T11"> <text:tab/><text:tab/><text:tab/><text:tab/><text:tab/><text:tab/><text:tab/><text:tab/> <text:s text:c="2"/></text:span><text:span text:style-name="T12">2015</text:span><text:span text:style-name="T11"> - 201</text:span><text:span text:style-name="T12">6</text:span></text:p>
      <text:p text:style-name="P18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_Toc1082_1784445342" text:style-name="Index_20_Link" text:visited-style-name="Index_20_Link">1.1 Environnement technique<text:tab/>3</text:a></text:p>
          <text:p text:style-name="P25"><text:a xlink:type="simple" xlink:href="#__RefHeading___Toc1084_1784445342" text:style-name="Index_20_Link" text:visited-style-name="Index_20_Link">1.2 Organisation du travail<text:tab/>3</text:a></text:p>
          <text:p text:style-name="P26"><text:a xlink:type="simple" xlink:href="#__RefHeading___Toc1194_1784445342" text:style-name="Index_20_Link" text:visited-style-name="Index_20_Link">1.2.1 Répartition des tâches<text:tab/>3</text:a></text:p>
          <text:p text:style-name="P26"><text:a xlink:type="simple" xlink:href="#__RefHeading___Toc1088_1784445342" text:style-name="Index_20_Link" text:visited-style-name="Index_20_Link">1.2.2 Partage de fichiers<text:tab/>3</text:a></text:p>
        </text:index-body>
      </text:table-of-content>
      <text:p text:style-name="P19"/>
      <text:p text:style-name="P20"/>
      <text:h text:style-name="P24" text:outline-level="1"><text:bookmark-start text:name="__RefHeading___Toc1082_1784445342"/><text:span text:style-name="T10">1.1 Environnement technique</text:span><text:bookmark-end text:name="__RefHeading___Toc1082_1784445342"/></text:h>
      <text:p text:style-name="P1"/>
      <text:list xml:id="list1348400755677074807" text:style-name="L1">
        <text:list-item>
          <text:p text:style-name="P2">Bootstrap</text:p>
        </text:list-item>
        <text:list-item>
          <text:p text:style-name="P2">PHP, javascript (jQuery), Ajax, CSS</text:p>
        </text:list-item>
        <text:list-item>
          <text:p text:style-name="P3">phpMyAdrmin</text:p>
        </text:list-item>
        <text:list-item>
          <text:p text:style-name="P3">...</text:p>
        </text:list-item>
      </text:list>
      <text:h text:style-name="P21" text:outline-level="1"><text:bookmark-start text:name="__RefHeading___Toc1084_1784445342"/><text:span text:style-name="T10">1.2 Organisation du travail</text:span><text:bookmark-end text:name="__RefHeading___Toc1084_1784445342"/></text:h>
      <text:h text:style-name="P27" text:outline-level="2"><text:bookmark-start text:name="__RefHeading___Toc1194_1784445342"/><text:span text:style-name="T10">1</text:span>.<text:span text:style-name="T7">2.1</text:span> <text:span text:style-name="T8">Répartition des tâches</text:span><text:bookmark-end text:name="__RefHeading___Toc1194_1784445342"/></text:h>
      <text:p text:style-name="P1"/>
      <text:list xml:id="list5117798264306733882" text:style-name="L2">
        <text:list-item>
          <text:p text:style-name="P4">Blabla</text:p>
        </text:list-item>
      </text:list>
      <text:h text:style-name="P27" text:outline-level="2"><text:bookmark-start text:name="__RefHeading___Toc1088_1784445342"/><text:span text:style-name="T10">1</text:span>.<text:span text:style-name="T7">2.2</text:span> <text:span text:style-name="T9">Partage de fichiers</text:span><text:bookmark-end text:name="__RefHeading___Toc1088_1784445342"/></text:h>
      <text:p text:style-name="P1"/>
      <text:list xml:id="list4831827224726666146" text:style-name="L3">
        <text:list-item>
          <text:p text:style-name="P5">Git</text:p>
        </text:list-item>
      </text:list>
      <text:p text:style-name="P1"/>
      <text:p text:style-name="P1"/>
      <text:h text:style-name="P22" text:outline-level="1"><text:span text:style-name="T10">1.3 Base de données</text:span></text:h>
      <text:p text:style-name="P6"/>
      <text:list xml:id="list2174516915570259225" text:style-name="L4">
        <text:list-item>
          <text:p text:style-name="P7">Capture d'écran db</text:p>
        </text:list-item>
      </text:list>
      <text:h text:style-name="P23" text:outline-level="1"><text:span text:style-name="T10">1.2.1 Diagrammes</text:span></text:h>
      <text:p text:style-name="P8"/>
      <text:list xml:id="list7962889698361420648" text:style-name="L5">
        <text:list-item>
          <text:p text:style-name="P9">MCD,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22:19:48.523011680</meta:creation-date>
    <dc:date>2016-04-12T22:26:08.391141003</dc:date>
    <meta:editing-duration>PT6M8S</meta:editing-duration>
    <meta:editing-cycles>22</meta:editing-cycles>
    <meta:generator>LibreOffice/5.0.5.2$Linux_X86_64 LibreOffice_project/00m0$Build-2</meta:generator>
    <meta:document-statistic meta:table-count="0" meta:image-count="0" meta:object-count="0" meta:page-count="3" meta:paragraph-count="25" meta:word-count="89" meta:character-count="531" meta:non-whitespace-character-count="462"/>
  </office:meta>
</office:document-meta>
</file>